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super 58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/text:p>
      <text:p text:style-name="P2">Author of letter<text:tab/><text:tab/><text:tab/><text:tab/>Sabato Morais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Jewish Publication Society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o page 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bout the proposed Publication Society(/)88/</text:p>
      <text:p text:style-name="P6"/>
      <text:p text:style-name="P6">[Page 1]</text:p>
      <text:p text:style-name="P6">No sensible person who has given the subject a thought,/ will <text:span text:style-name="T2">doubt</text:span><text:span text:style-name="T4"> undervalue the importance of books. <text:s/>They are, to a great/ extent, the mould in which </text:span><text:span text:style-name="T2">the</text:span><text:span text:style-name="T4"> minds are fashioned./ </text:span><text:span text:style-name="T2">with a sense of humiliation I acknowledge that we Israeli-</text:span><text:span text:style-name="T4"> Let us exercise exceeding care in thy selection of </text:span><text:span text:style-name="T2">those which</text:span><text:span text:style-name="T4"> such as combine/ </text:span><text:span text:style-name="T2">-tes</text:span><text:span text:style-name="T4"> instruction with diversion looking for </text:span><text:span text:style-name="T2">their</text:span><text:span text:style-name="T4"> them in a pure channel. <text:s/>With a sense of humiliation I/ acknowledge that we Israelites do not </text:span><text:span text:style-name="T2">have</text:span><text:span text:style-name="T4"> possess, by any means,/ a supply equal to the want. <text:s/>Only last Sunday morn-/-ing, speaking to some interesting girls and boys in/ </text:span><text:span text:style-name="T2">the</text:span><text:span text:style-name="T4"> our Southern Sunday School, I felt how very much/ simply written volumes, concisely and attractively prepared </text:span><text:span text:style-name="T2">volumes</text:span><text:span text:style-name="T4"> on topics/ </text:span><text:span text:style-name="T2">on ancient</text:span><text:span text:style-name="T4"> relative to post-biblical history, </text:span><text:span text:style-name="T2">on</text:span><text:span text:style-name="T4"> to ancient Rabbinical/ schools in Palestine and Babylon, or in Europe during/ the middle ages, and even </text:span><text:span text:style-name="T2">on</text:span><text:span text:style-name="T4"> works of fiction from a/ Jewish stand point would improve the young, whom/ we are eager to retain in our fold. <text:s/>We must/ </text:span><text:span text:style-name="T2">widely</text:span><text:span text:style-name="T4"> unavoidably differ widely from our Christian neighbors on doctrinal/ points, but we cannot withhold the merit due to/ their restless activity. <text:s/>They </text:span><text:span text:style-name="T2">do</text:span><text:span text:style-name="T4"> make ample provisions for/ facilitating </text:span><text:span text:style-name="T2">an understanding</text:span><text:span text:style-name="T4"> among youths a comprehension of the history and/ tenets of the Church. <text:s/>Their societies issue tracts, pam-/-phlets and books innumerable, and at a figure/</text:span></text:p>
      <text:p text:style-name="P6"><text:span text:style-name="T4"/></text:p>
      <text:p text:style-name="P6"><text:span text:style-name="T4">[Page 2]</text:span></text:p>
      <text:p text:style-name="P6"><text:span text:style-name="T4">so low as to be within reach of the humblest. <text:s/>We, on the contrary, seem/ to have intended even our </text:span><text:soft-page-break/><text:span text:style-name="T4">Bible and prayer books simply for/ the rich, and as regard other words, so de</text:span><text:span text:style-name="T2">f</text:span><text:span text:style-name="T4">ficient we/ are of them that </text:span><text:span text:style-name="T2">obliged to unavoidably</text:span><text:span text:style-name="T4"> forced to fall back on those which ema-/-nate from non-Israelites we frequently find ourselves </text:span><text:span text:style-name="T2">the we are</text:span><text:span text:style-name="T4"> considerably perplexed. <text:s/>The directors of our schools/ </text:span><text:span text:style-name="T2">find</text:span><text:span text:style-name="T4"> deem it essential to examine in advance what is hand-/-ed </text:span><text:span text:style-name="T2">for a perusal</text:span><text:span text:style-name="T4"> to our pupils for perusal, lest in reading, the/ minds be poisoned against the ancestral faith./ <text:s/></text:span><text:span text:style-name="T2">Mr</text:span><text:span text:style-name="T4"> Notwithstanding this </text:span><text:span text:style-name="T2">careful</text:span><text:span text:style-name="T4"> needful revision, more than once an intelligent child called my attention/ to some passage in books borrowed from our libraries,/ whose anti Jewish character had been </text:span><text:span text:style-name="T2">a</text:span><text:span text:style-name="T4"> inadvertently/ passed over by the superintendent. <text:s/>A Hebrew/ Publication Society </text:span><text:span text:style-name="T2">of our men,</text:span><text:span text:style-name="T4"> is therefore a great desideratum./ <text:s/>In 1845 one was started in Philadelphia, and/ it reproduced some excellent little volumes. <text:s/>Among/ others </text:span><text:span text:style-name="T5">Caleb</text:span><text:span text:style-name="T6">4</text:span><text:span text:style-name="T8"> Asher, the </text:span><text:span text:style-name="T6">3</text:span><text:span text:style-name="T9">Perez Family</text:span><text:span text:style-name="T8">, </text:span><text:span text:style-name="T9">Hebrew</text:span><text:span text:style-name="T7">2</text:span><text:span text:style-name="T9"> tales</text:span><text:span text:style-name="T8">/ from the writings of our Sages, the </text:span><text:span text:style-name="T9">Path of Israel</text:span><text:span text:style-name="T8">,/ or Scriptural stories. <text:s/>Only one dollar was the yearly/ subscription, but my people always sympa-/-thetic when the claims of the needy and the sick/ are brought to their notice, do not show--as a rule--the same/ readiness to help when </text:span><text:span text:style-name="T3">whatever</text:span><text:span text:style-name="T8"> food </text:span><text:span text:style-name="T3">for</text:span><text:span text:style-name="T8"> to healthily nourish the mind is asked./</text:span></text:p>
      <text:p text:style-name="P6"><text:span text:style-name="T8"/></text:p>
      <text:p text:style-name="P6"><text:span text:style-name="T8">[Page 3]</text:span></text:p>
      <text:p text:style-name="P6"><text:span text:style-name="T8">So, like the Maimonides college in later years, </text:span><text:span text:style-name="T3">so</text:span><text:span text:style-name="T8"> our/ publication society came to an untimely end. <text:s/>It was/ resurrected in New York in 1873 and it gave the English/ speaking Israelites of America, at a higher rate than/ that of Philadelphia, translations of German writings/ on history, theology and philosophy, all good productions, in the/ main; but perhaps too scholarly for the general/ lay reader. <text:s/>Whether that circumstance hastened/ </text:span><text:span text:style-name="T3">its</text:span><text:span text:style-name="T8"> the extinction of that society, or whether the same lamentable lukewarm-/-ness about the mental culture of our youths, chilled it/ to death, I am not prepared to say. <text:s/>Now a/ fresh attempt is made to breathe into a new existence/ an organization, the need of which I unequivocally admit./ <text:s/>A few weeks ago, I officially received information </text:span><text:span text:style-name="T3">of</text:span><text:span text:style-name="T8"> to/ that </text:span><text:span text:style-name="T3">project</text:span><text:span text:style-name="T8"> effect, and was requested to state the time which/ I deemed most opportune for holding a general meet-/-ing </text:span><text:span text:style-name="T3">to that effect</text:span><text:span text:style-name="T8"> in the interest of the project. <text:s/>I answered forthwith that I would attend/ it on any day </text:span><text:span text:style-name="T3">that</text:span><text:span text:style-name="T8"> which the committee determined upon./ <text:s/>For though the complexion of </text:span><text:span text:style-name="T3">that</text:span><text:span text:style-name="T8"> said committee was not/ altogether to my liking, I have made it a rule of/ life to suppress my inclinations to the advantage/</text:span></text:p>
      <text:p text:style-name="P6"><text:span text:style-name="T8"/></text:p>
      <text:p text:style-name="P6"><text:span text:style-name="T8">[Page 4]</text:span></text:p>
      <text:p text:style-name="P6"><text:span text:style-name="T8">of Israel, and the promotion of peace. <text:s/>It is/ scarcely becoming in me to speak so, but as was probably the/ </text:span><text:span text:style-name="T3">question of a</text:span><text:span text:style-name="T8"> contemplated publication society </text:span><text:span text:style-name="T3">and its utility</text:span><text:span text:style-name="T8"> now announced in our Jewish organs, will/ </text:span><text:span text:style-name="T3">be discussed was probably</text:span><text:span text:style-name="T8"> raise discussions in pulpit and press, and as I may/ possibly be quoted as having tacitly promised the scheme/ my cooperation, I may </text:span><text:span text:style-name="T3">explain</text:span><text:span text:style-name="T8"> be allowed to </text:span><text:span text:style-name="T3">[?]</text:span><text:span text:style-name="T8"> define my position. <text:s/>I may tell why this week, when/ asked to take an active part towards its furtherance,/ I refused. <text:s/>The reason is identical to that which/ led me to oppose at a conference, and this Synagogue two years since the acceptance of a plan for a Union/ of all Sabbaths and Sunday Schools in America. <text:s/>The/ projector had expressed opinions hostile to Judaism,/ as transmitted by our prophets and Sages. <text:s/>He wished/ for a union, but only for such as might "command/ the support of all parties (Alas! for the name) among Jews," by eliminating/ from our text books every vestige of the practices that/ have vitalized our belief. <text:s/>Passover to be descanted upon,/ minus the obligation of the unleavened bread; Pente-/-cost without the </text:span><text:span text:style-name="T3">admission of a Divine revelation,</text:span><text:span text:style-name="T8"> confirmation of a well authenticated tradition,/ a feast of Tabernacles, </text:span><text:span text:style-name="T3">destitute of the</text:span><text:span text:style-name="T8"> ignoring its symbolic </text:span><text:span text:style-name="T3">books</text:span><text:span text:style-name="T8"> objects at/ Synagogue and beyond its </text:span><text:span text:style-name="T3">ever hallowed</text:span><text:span text:style-name="T8"> sacred courts./ <text:s/>Never could I become </text:span><text:span text:style-name="T3">a</text:span><text:span text:style-name="T8"> party to such a Union./ <text:s/>An abstract Judaism--call it an ethical Judaism--pure and/ simple (--so goes the cant of the day--), is in my mind </text:span><text:span text:style-name="T3">un</text:span><text:span text:style-name="T8">half Jewish; at no time, under no/</text:span></text:p>
      <text:p text:style-name="P6"><text:span text:style-name="T8"/></text:p>
      <text:p text:style-name="P6"><text:span text:style-name="T8">[Page 5]</text:span></text:p>
      <text:p text:style-name="P6"><text:span text:style-name="T8">circumstance will I subscribe to it. <text:s/>Early/ </text:span><text:span text:style-name="T3">education</text:span><text:span text:style-name="T8"> training, </text:span><text:span text:style-name="T3">deep convictions,</text:span><text:span text:style-name="T8"> and an all conquer-/-ing sense of the duties attending my vocation, impel/ me to discountenance whatever I deem hurtful </text:span><text:soft-page-break/><text:span text:style-name="T8">however remotely to/ the cause which I am bound to advance. <text:s/>So unalterable/ are my views in that respect, that a few days ago I/ regretfully denied my assistance to a literary under-/-taking of my colleagues among the "Jewish Minister's/ Association, of which I am a member. <text:s/>"The Jewish Home Prayer Book," which/ they have published, presents no objection in itself. <text:s/>The pur-/-pose of its compilation is laudable, and it may/ serve a blissful end. <text:s/>Israelites in whose home/ the voice of prayer was never raised, may, through/ that </text:span><text:span text:style-name="T3">varied</text:span><text:span text:style-name="T8"> English formulary, hallow their family hearth/ by hymns and supplications to God. <text:s/>But as the/ book is intended to </text:span><text:span text:style-name="T3">substitute</text:span><text:span text:style-name="T8"> take the place of time-honored prayers/ in the accepted ritual, and to let the vernacular supplant/ the national Hebrew, which I love, I declined to/ publicly recommend it to my brethren by a/ written approval. <text:s/>Now could I, influenced/ by </text:span><text:span text:style-name="T3">the</text:span><text:span text:style-name="T8"> sentiments which have become my second/ nature, work, as requested, for a literary scheme/</text:span></text:p>
      <text:p text:style-name="P6"><text:span text:style-name="T8"/></text:p>
      <text:p text:style-name="P6"><text:span text:style-name="T8">[Page 6]</text:span></text:p>
      <text:p text:style-name="P6"><text:span text:style-name="T8">which has an unholy origin, and a profane tendency?/ <text:s/>It was </text:span><text:span text:style-name="T3">so</text:span><text:span text:style-name="T8"> represented as follows recently by the lecturer </text:span><text:span text:style-name="T3">on</text:span><text:span text:style-name="T8"> an/ anti-Jewish pulpit in Philadelphia "The American Jewish/ Publication Society, about to be organized in this/ city has emanated from the Sunday-service, and/ it is the Sunday service that has supplied us/ with the manuscript for a Sunday service ritual/ and which will give us a ritual next season."/ <text:s/>Such is then to be the first ripe fruit of a poison-/-ous branch engrafted on our soil from the West./ <text:s/>Such is the outcome of an unrighteous resolve to/ uproot the tree of life that God has planted./ <text:s/>May my hand wither, and my tongue cleave to the/ roof of my mouth, ere I shall write or speak/ on behalf of that scheme. <text:s/>He that boasted of/ unprecedented achievements from his Sunday's under-/-taking, may have been rewarded with an ap-/proving smile when he said that he would not/ go now and "matriculate in Sims Orthodox Theologic-/-al Seminary" but neither will one who hopefully/ looks for the overthrow of an audacious reform to the future </text:span><text:span text:style-name="T3">graduates of</text:span><text:span text:style-name="T8"> scholars who will matriculate in a theological/</text:span></text:p>
      <text:p text:style-name="P6"><text:span text:style-name="T8"/></text:p>
      <text:p text:style-name="P6"><text:span text:style-name="T8">[Page 7]</text:span></text:p>
      <text:p text:style-name="P6"><text:span text:style-name="T8">seminary </text:span><text:span text:style-name="T3">for the overthrow of audacious re-</text:span><text:span text:style-name="T8">/</text:span><text:span text:style-name="T3">-form</text:span><text:span text:style-name="T8"> cast his influence--however slight--on/ the side of the new dispensation hatched in Cincin-/-nati and called "American Judaism." <text:s/>I do recognize/ the importance </text:span><text:span text:style-name="T3">of books</text:span><text:span text:style-name="T8"> of a literature specifically ours, and deprecate a </text:span><text:span text:style-name="T3">severity</text:span><text:span text:style-name="T8"> great </text:span><text:span text:style-name="T3">[?]</text:span><text:span text:style-name="T8"> dearth/ of </text:span><text:span text:style-name="T3">them</text:span><text:span text:style-name="T8"> it in the interest of our youths, but the very thought/ of my unintentionally encouraging the producing or/ the sale of such books as will injure conservatism, is ab-/-horrent. <text:s/>Doubtless, some who figure upon the/ committee </text:span><text:span text:style-name="T3">which</text:span><text:span text:style-name="T8"> that I have replied to enter, will/ watch against the artfulness of the anti-Jewish and/ egotists, but their vigilance will avail little </text:span><text:span text:style-name="T3">against</text:span><text:span text:style-name="T8"> in the face of/ </text:span><text:span text:style-name="T3">the artfulness of the</text:span><text:span text:style-name="T8"> a majority bent on carrying out/ their purposes. <text:s/>Was it not declared unequivocally in an/ official report just published in the </text:span><text:span text:style-name="T9">American Israelite</text:span><text:span text:style-name="T8"> that the/ champion of Radical Reform in the pulpit of/ the R. I. Cong. will be in the van to attack fossil/ orthodoxy? <text:s/>[Hebrew]. <text:s/>"I am for peace, </text:span><text:span text:style-name="T3">and</text:span><text:span text:style-name="T8"> but when I speak for it/ they are for war" <text:s/>My answer this week concluded thus:/ I have arrived at </text:span><text:span text:style-name="T3">an age</text:span><text:span text:style-name="T8"> a stage of life, </text:span><text:span text:style-name="T3">unfit</text:span><text:span text:style-name="T8"> disqualifying me perhaps from deliberately/ measuring swords with youths, but while the capacity to bear literary/ arms is left me, I will stand up in the defense of what I consider true./</text:span></text:p>
      <text:p text:style-name="P6"><text:span text:style-name="T8"/></text:p>
      <text:p text:style-name="P6"><text:span text:style-name="T8">[Page 8]</text:span></text:p>
      <text:p text:style-name="P6"><text:span text:style-name="T8">Will you aid me O Bar Mitzvah/ (Here follows an address to two B. M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3T11:19:51.19</meta:creation-date>
    <dc:date>2012-08-13T13:17:13.53</dc:date>
    <dc:creator>Penn Libraries</dc:creator>
    <meta:editing-duration>PT00H06M4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8" meta:word-count="1741" meta:character-count="10679"/>
  </office:meta>
</office:document-meta>
</file>